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cott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1"/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3" office:value-type="float" office:value="129">
            <text:p>129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1"/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1"/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3" office:value-type="float" office:value="17">
            <text:p>1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1"/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3" office:value-type="float" office:value="94">
            <text:p>94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3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3" office:value-type="float" office:value="100">
            <text:p>10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66">
            <text:p>166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570">
            <text:p>570</text:p>
          </table:table-cell>
          <table:table-cell table:style-name="ce23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619">
            <text:p>619</text:p>
          </table:table-cell>
          <table:table-cell table:style-name="ce23" office:value-type="float" office:value="25">
            <text:p>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